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6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Codigo</text:p>
          </table:table-cell>
          <table:table-cell table:style-name="ce1" office:value-type="string">
            <text:p>Categorias</text:p>
          </table:table-cell>
        </table:table-row>
        <table:table-row table:style-name="ro2">
          <table:table-cell office:value-type="string">
            <text:p>EM</text:p>
          </table:table-cell>
          <table:table-cell office:value-type="string">
            <text:p>ELITE MASCULINA</text:p>
          </table:table-cell>
        </table:table-row>
        <table:table-row table:style-name="ro3">
          <table:table-cell office:value-type="string">
            <text:p>EF</text:p>
          </table:table-cell>
          <table:table-cell office:value-type="string">
            <text:p>ELITE FEMININA</text:p>
          </table:table-cell>
        </table:table-row>
        <table:table-row table:style-name="ro3">
          <table:table-cell office:value-type="string">
            <text:p>JM</text:p>
          </table:table-cell>
          <table:table-cell office:value-type="string">
            <text:p>JÚNIOR MASCULINA</text:p>
          </table:table-cell>
        </table:table-row>
        <table:table-row table:style-name="ro3">
          <table:table-cell office:value-type="string">
            <text:p>S30</text:p>
          </table:table-cell>
          <table:table-cell office:value-type="string">
            <text:p>SUB 30</text:p>
          </table:table-cell>
        </table:table-row>
        <table:table-row table:style-name="ro3">
          <table:table-cell office:value-type="string">
            <text:p>CAD</text:p>
          </table:table-cell>
          <table:table-cell office:value-type="string">
            <text:p>CADETE</text:p>
          </table:table-cell>
        </table:table-row>
        <table:table-row table:style-name="ro3">
          <table:table-cell office:value-type="string">
            <text:p>MA1</text:p>
          </table:table-cell>
          <table:table-cell office:value-type="string">
            <text:p>MASTER A1</text:p>
          </table:table-cell>
        </table:table-row>
        <table:table-row table:style-name="ro3">
          <table:table-cell office:value-type="string">
            <text:p>MA2</text:p>
          </table:table-cell>
          <table:table-cell office:value-type="string">
            <text:p>MASTER A2</text:p>
          </table:table-cell>
        </table:table-row>
        <table:table-row table:style-name="ro3">
          <table:table-cell office:value-type="string">
            <text:p>MB1</text:p>
          </table:table-cell>
          <table:table-cell office:value-type="string">
            <text:p>MASTER B1</text:p>
          </table:table-cell>
        </table:table-row>
        <table:table-row table:style-name="ro3">
          <table:table-cell office:value-type="string">
            <text:p>MB2</text:p>
          </table:table-cell>
          <table:table-cell office:value-type="string">
            <text:p>MASTER B2</text:p>
          </table:table-cell>
        </table:table-row>
        <table:table-row table:style-name="ro3">
          <table:table-cell office:value-type="string">
            <text:p>DMA</text:p>
          </table:table-cell>
          <table:table-cell office:value-type="string">
            <text:p>DUPLA MASCULINA</text:p>
          </table:table-cell>
        </table:table-row>
        <table:table-row table:style-name="ro3">
          <table:table-cell office:value-type="string">
            <text:p>FM30</text:p>
          </table:table-cell>
          <table:table-cell office:value-type="string">
            <text:p>FEMININA MASTER 30 +</text:p>
          </table:table-cell>
        </table:table-row>
        <table:table-row table:style-name="ro3">
          <table:table-cell office:value-type="string">
            <text:p>MC</text:p>
          </table:table-cell>
          <table:table-cell office:value-type="string">
            <text:p>MASTER C</text:p>
          </table:table-cell>
        </table:table-row>
        <table:table-row table:style-name="ro3">
          <table:table-cell office:value-type="string">
            <text:p>MD</text:p>
          </table:table-cell>
          <table:table-cell office:value-type="string">
            <text:p>MASTER D</text:p>
          </table:table-cell>
        </table:table-row>
        <table:table-row table:style-name="ro3">
          <table:table-cell office:value-type="string">
            <text:p>SMA</text:p>
          </table:table-cell>
          <table:table-cell office:value-type="string">
            <text:p>SPORT MASCULINA A</text:p>
          </table:table-cell>
        </table:table-row>
        <table:table-row table:style-name="ro3">
          <table:table-cell office:value-type="string">
            <text:p>SMB</text:p>
          </table:table-cell>
          <table:table-cell office:value-type="string">
            <text:p>SPORT MASCULINA B</text:p>
          </table:table-cell>
        </table:table-row>
        <table:table-row table:style-name="ro3">
          <table:table-cell office:value-type="string">
            <text:p>SF</text:p>
          </table:table-cell>
          <table:table-cell office:value-type="string">
            <text:p>SPORT FEMININA</text:p>
          </table:table-cell>
        </table:table-row>
        <table:table-row table:style-name="ro3">
          <table:table-cell office:value-type="string">
            <text:p>SJM</text:p>
          </table:table-cell>
          <table:table-cell office:value-type="string">
            <text:p>SPORT JUVENIL MASCULINA</text:p>
          </table:table-cell>
        </table:table-row>
        <table:table-row table:style-name="ro3">
          <table:table-cell office:value-type="string">
            <text:p>SJF</text:p>
          </table:table-cell>
          <table:table-cell office:value-type="string">
            <text:p>SPORT JUVENIL FEMININA</text:p>
          </table:table-cell>
        </table:table-row>
        <table:table-row table:style-name="ro3">
          <table:table-cell office:value-type="string">
            <text:p>DF</text:p>
          </table:table-cell>
          <table:table-cell office:value-type="string">
            <text:p>DUPLA FEMININA</text:p>
          </table:table-cell>
        </table:table-row>
        <table:table-row table:style-name="ro3">
          <table:table-cell office:value-type="string">
            <text:p>DMI</text:p>
          </table:table-cell>
          <table:table-cell office:value-type="string">
            <text:p>DUPLA MISTA</text:p>
          </table:table-cell>
        </table:table-row>
        <table:table-row table:style-name="ro3">
          <table:table-cell office:value-type="string">
            <text:p>TRE</text:p>
          </table:table-cell>
          <table:table-cell office:value-type="string">
            <text:p>T-REX</text:p>
          </table:table-cell>
        </table:table-row>
        <table:table-row table:style-name="ro3">
          <table:table-cell office:value-type="string">
            <text:p>PNE</text:p>
          </table:table-cell>
          <table:table-cell office:value-type="string">
            <text:p>P.N.E.</text:p>
          </table:table-cell>
        </table:table-row>
      </table:table>
      <table:named-expressions>
        <table:named-expression table:name="_Toc486411478" table:base-cell-address="$Planilha1.$A$3" table:expression="#REF!"/>
        <table:named-expression table:name="_Toc486411479" table:base-cell-address="$Planilha1.$A$16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0000-00-00T15:26:37.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9:43:15.71</meta:creation-date>
    <dc:date>2017-10-03T15:42:18.57</dc:date>
    <meta:editing-duration>PT12M36S</meta:editing-duration>
    <meta:editing-cycles>3</meta:editing-cycles>
    <meta:generator>LibreOffice/4.0.3.3$Windows_x86 LibreOffice_project/0eaa50a932c8f2199a615e1eb30f7ac74279539</meta:generator>
    <meta:document-statistic meta:table-count="1" meta:cell-count="46" meta:object-count="0"/>
  </office:meta>
</office:document-meta>
</file>